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"Indeed, I am the Yamato Village Headman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"What business do you have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"My, did you say Gashkull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"I can't have heard that name since the old
coal mine was sealed away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"That I do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"It is the abominable demon which stole away
the livelihoods of our mining-folk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"I could never forget its nam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"Up until twenty years ago, the mine to the
north is how I put food on the tabl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"At first I'd only mine for coal, but as I dug
further in I started to find precious stone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"All of those gemstones I mined were fine
articles of the highest quality, and soon became
what I lived for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"It became my dream to one day spread those
stones all over the world and bring prosperity
and strength to this continen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"Until one day, when it started to appear.
Gashkull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"One by one, my fellow miners quit their jobs
out of fear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"As for me, I refused to let go. I even hired
a security detail to escort me through the
mines. But Gashkull was far too strong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"When even my mercenaries dropped out, I had
to bite the bullet and seal off the mine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"Just hearing its name fills my heart with
anguish. I never spoke about it again, so I never
thought I'd hear anyone bring it up now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"What the bloody hell are you talking about?
Enough monkey business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"Not only is it blocked off, but many a brawny
adventurer have stepped foot inside only to
come back hurt and empty-handed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"As if you little punks could do any better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"Heavenly whats, now? What are those...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"Are you some kind of troupe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"Impossible. In any case, there's no way to
get into the mine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"Because of the endless supply of reckless
thrill-seekers like you, the entrance was
locked tight with a heavy-duty padlock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"It wouldn't break if an elephant spent an entire
night slamming into i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"It's enshrined at the top of Asura Tower, to
the south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"It's beyond anyone's reach, ther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"W-Wait! What exactly are you planning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"Don't tell me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"Nonsense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"Asura Tower was originally built by a bunch
of young'uns as a place to master martial arts,
but now it's just a hangout for demons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"It can't be scaled without a small army of
skilled warriors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"...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"...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"Promise me one thing, kid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"Come back in one piec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"It is the heart that holds one's dreams; but
the body which achieves them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"Ha! Wahahahahaha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"Honest to a fault, aren't you? I love it!!
Waahahahahaha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"You can find Asura Tower past the lumber
yard, which is south of the villag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"You couldn't possibly miss i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"I should be the one thanking you. Don't
disappoint me, now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"Believe me, scaling Asura Tower won't be
easy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"If you're going to give it a try, you'd better
give it 110%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1:35:42+01:00</meta:creation-date>
    <dc:date>2019-12-30T11:35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